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Factory.createChannel( CommChannel backend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hannelFactory.getBackend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InvocationHandler.ChannelInvocationHandler( CommChannel back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vocationHandler.invoke( Object proxy , Method method , Object [ ]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nnelInvocationHandler.equals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vocation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InvocationHandl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